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in" fo:margin-bottom="0.1965in" style:contextual-spacing="false" fo:padding="0.0193in" fo:border="0.06pt solid #d9d9e3"/>
    </style:style>
    <style:style style:name="P2" style:family="paragraph" style:parent-style-name="Standard">
      <style:paragraph-properties fo:margin-top="0in" fo:margin-bottom="0.1965in" style:contextual-spacing="false"/>
      <style:text-properties loext:padding="0.0193in" loext:border="0.06pt solid #d9d9e3"/>
    </style:style>
    <style:style style:name="P3" style:family="paragraph" style:parent-style-name="Standard">
      <style:paragraph-properties fo:margin-top="0in" fo:margin-bottom="0.1965in" style:contextual-spacing="false" fo:break-before="page"/>
      <style:text-properties loext:padding="0.0193in" loext:border="0.06pt solid #d9d9e3"/>
    </style:style>
    <style:style style:name="P4" style:family="paragraph" style:parent-style-name="Preformatted_20_Text">
      <style:paragraph-properties fo:padding="0.0193in" fo:border="0.06pt solid #d9d9e3"/>
    </style:style>
    <style:style style:name="P5" style:family="paragraph" style:parent-style-name="Preformatted_20_Text">
      <style:paragraph-properties fo:padding="0.0193in" fo:border="0.06pt solid #d9d9e3"/>
      <style:text-properties loext:padding="0.0193in" loext:border="0.06pt solid #d9d9e3"/>
    </style:style>
    <style:style style:name="P6" style:family="paragraph" style:parent-style-name="Text_20_body">
      <style:paragraph-properties fo:padding="0.0193in" fo:border="0.06pt solid #d9d9e3"/>
    </style:style>
    <style:style style:name="P7" style:family="paragraph" style:parent-style-name="Text_20_body">
      <style:paragraph-properties fo:padding="0.0193in" fo:border="0.06pt solid #d9d9e3"/>
      <style:text-properties loext:padding="0.0193in" loext:border="0.06pt solid #d9d9e3"/>
    </style:style>
    <style:style style:name="P8" style:family="paragraph" style:parent-style-name="Text_20_body">
      <style:paragraph-properties fo:break-before="page" fo:padding="0.0193in" fo:border="0.06pt solid #d9d9e3"/>
    </style:style>
    <style:style style:name="P9" style:family="paragraph" style:parent-style-name="Standard">
      <style:text-properties loext:padding="0.0193in" loext:border="0.06pt solid #d9d9e3"/>
    </style:style>
    <style:style style:name="P10" style:family="paragraph" style:parent-style-name="Text_20_body">
      <style:paragraph-properties fo:padding="0.0193in" fo:border="0.06pt solid #d9d9e3"/>
    </style:style>
    <style:style style:name="P11" style:family="paragraph" style:parent-style-name="Text_20_body" style:list-style-name="L1">
      <style:paragraph-properties fo:padding="0.0193in" fo:border="0.06pt solid #d9d9e3"/>
      <style:text-properties loext:padding="0.0193in" loext:border="0.06pt solid #d9d9e3"/>
    </style:style>
    <style:style style:name="P12" style:family="paragraph" style:parent-style-name="Text_20_body" style:list-style-name="L2">
      <style:paragraph-properties fo:padding="0.0193in" fo:border="0.06pt solid #d9d9e3"/>
      <style:text-properties loext:padding="0.0193in" loext:border="0.06pt solid #d9d9e3"/>
    </style:style>
    <style:style style:name="P13" style:family="paragraph" style:parent-style-name="Text_20_body" style:list-style-name="L3">
      <style:paragraph-properties fo:padding="0.0193in" fo:border="0.06pt solid #d9d9e3"/>
      <style:text-properties loext:padding="0.0193in" loext:border="0.06pt solid #d9d9e3"/>
    </style:style>
    <style:style style:name="P14" style:family="paragraph" style:parent-style-name="Text_20_body" style:list-style-name="L5">
      <style:paragraph-properties fo:padding="0.0193in" fo:border="0.06pt solid #d9d9e3"/>
      <style:text-properties loext:padding="0.0193in" loext:border="0.06pt solid #d9d9e3"/>
    </style:style>
    <style:style style:name="P15" style:family="paragraph" style:parent-style-name="Text_20_body" style:list-style-name="L6">
      <style:paragraph-properties fo:padding="0.0193in" fo:border="0.06pt solid #d9d9e3"/>
      <style:text-properties loext:padding="0.0193in" loext:border="0.06pt solid #d9d9e3"/>
    </style:style>
    <style:style style:name="P16" style:family="paragraph" style:parent-style-name="Text_20_body" style:list-style-name="L4">
      <style:paragraph-properties fo:padding="0.0193in" fo:border="0.06pt solid #d9d9e3"/>
    </style:style>
    <style:style style:name="P17" style:family="paragraph" style:parent-style-name="Text_20_body" style:list-style-name="L7">
      <style:paragraph-properties fo:padding="0.0193in" fo:border="0.06pt solid #d9d9e3"/>
    </style:style>
    <style:style style:name="P18" style:family="paragraph" style:parent-style-name="Text_20_body" style:list-style-name="L8">
      <style:paragraph-properties fo:padding="0.0193in" fo:border="0.06pt solid #d9d9e3"/>
    </style:style>
    <style:style style:name="P19" style:family="paragraph" style:parent-style-name="Text_20_body" style:list-style-name="L9">
      <style:paragraph-properties fo:padding="0.0193in" fo:border="0.06pt solid #d9d9e3"/>
    </style:style>
    <style:style style:name="P20" style:family="paragraph" style:parent-style-name="Text_20_body" style:list-style-name="L9">
      <style:paragraph-properties fo:margin-top="0in" fo:margin-bottom="0in" style:contextual-spacing="false" fo:padding="0.0193in" fo:border="0.06pt solid #d9d9e3"/>
    </style:style>
    <style:style style:name="T1" style:family="text">
      <style:text-properties loext:padding="0.0193in" loext:border="0.06pt solid #d9d9e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hác nhau giữa @Repository và @Service trong spring boot</text:p>
      <text:p text:style-name="P7">Trong Spring Boot, @Repository và @Service đều là các annotation được sử dụng để đánh dấu các thành phần của ứng dụng.</text:p>
      <text:p text:style-name="P7">@Component: đây là annotation cơ bản nhất trong Spring. Nó được sử dụng để đánh dấu một class là một bean và nó có thể được sử dụng cho bất kỳ class nào. Nó có chức năng tương tự như @Bean annotation, nhưng thay vì phải cấu hình bằng XML thì sử dụng annotation.</text:p>
      <text:p text:style-name="P7"/>
      <text:p text:style-name="P7">Annotation @Repository được sử dụng để đánh dấu các lớp là lớp Repository, đó là các lớp được sử dụng để thao tác với cơ sở dữ liệu. @Repository sử dụng nó để đảm bảo rằng các lớp này được quản lý bởi Spring container và cho phép Spring thực hiện các chức năng như Exception translation.</text:p>
      <text:p text:style-name="P7">Annotation @Service được sử dụng để đánh dấu các lớp là lớp Service, đó là các lớp được sử dụng để xử lý các nghiệp vụ (business logic) của ứng dụng. @Service được sử dụng để đảm bảo rằng các lớp này được quản lý bởi Spring container và có thể sử dụng các thành phần khác như các lớp Repository, các lớp DAO, và các lớp khác.</text:p>
      <text:p text:style-name="P7">Tóm lại, @Repository và @Service đều giúp Spring Boot quản lý và phân loại các thành phần của ứng dụng theo mục đích sử dụng. Các lớp @Repository được sử dụng để thao tác với cơ sở dữ liệu, trong khi các lớp @Service được sử dụng để xử lý các nghiệp vụ của ứng dụng.</text:p>
      <text:p text:style-name="Standard"/>
      <text:p text:style-name="P2">classpath trong java là gì</text:p>
      <text:p text:style-name="P7">Classpath trong Java là đường dẫn (path) mà JVM (Java Virtual Machine) sẽ sử dụng để tìm kiếm các file .class khi chạy một ứng dụng Java. Classpath định nghĩa các đường dẫn đến các thư mục và file .jar chứa các file .class của ứng dụng.</text:p>
      <text:p text:style-name="P7">Khi bạn chạy một chương trình Java, JVM sẽ tìm kiếm các file .class trong classpath. Nếu JVM không tìm thấy file .class trong classpath, nó sẽ báo lỗi "ClassNotFoundException".</text:p>
      <text:p text:style-name="P7">Classpath có thể được cấu hình bằng cách sử dụng các biến môi trường (environment variables) hoặc các tham số dòng lệnh (command-line options) khi chạy ứng dụng. Ví dụ, bạn có thể cấu hình classpath bằng cách thêm các đường dẫn vào biến môi trường CLASSPATH hoặc sử dụng tùy chọn -cp hoặc -classpath trên dòng lệnh.</text:p>
      <text:p text:style-name="P7">Ví dụ:</text:p>
      <text:list xml:id="list1338001386" text:style-name="L1">
        <text:list-item>
          <text:p text:style-name="P11">Để cấu hình classpath bằng biến môi trường CLASSPATH:</text:p>
        </text:list-item>
      </text:list>
      <text:p text:style-name="P5"><text:soft-page-break/>cssCopy code</text:p>
      <text:p text:style-name="P1"><text:span text:style-name="Source_20_Text"><text:span text:style-name="T1">SET CLASSPATH=C:\myfolder;C:\myjar.jar</text:span></text:span></text:p>
      <text:list xml:id="list1877484632" text:style-name="L2">
        <text:list-item>
          <text:p text:style-name="P12">Để cấu hình classpath bằng tùy chọn -cp hoặc -classpath trên dòng lệnh:</text:p>
        </text:list-item>
      </text:list>
      <text:p text:style-name="P5">bashCopy code</text:p>
      <text:p text:style-name="P1"><text:span text:style-name="Source_20_Text"><text:span text:style-name="T1">java -cp C:\myfolder;C:\myjar.jar com.example.MyClass</text:span></text:span></text:p>
      <text:p text:style-name="P7">Trong ví dụ trên, classpath được cấu hình để tìm kiếm các file .class trong thư mục C:\myfolder và file myjar.jar.</text:p>
      <text:p text:style-name="Standard"/>
      <text:p text:style-name="Standard"/>
      <text:p text:style-name="P2">khác nhau giữa java và javac</text:p>
      <text:p text:style-name="P7">Java và javac là hai công cụ phần mềm khác nhau trong Java Development Kit (JDK) của Oracle.</text:p>
      <text:list xml:id="list893931193" text:style-name="L3">
        <text:list-item>
          <text:p text:style-name="P13">Java là một trình thông dịch (interpreter), nó dịch mã nguồn Java thành mã máy và thực thi chương trình Java trực tiếp trên máy tính. Trình thông dịch Java sử dụng file bytecode (.class) để thực thi chương trình.</text:p>
        </text:list-item>
        <text:list-item>
          <text:p text:style-name="P13">javac là một trình biên dịch (compiler), nó dịch mã nguồn Java thành mã bytecode (.class). Trình biên dịch javac tạo ra file bytecode từ mã nguồn Java để thực thi chương trình trên bất kỳ nền tảng nào hỗ trợ Java Virtual Machine (JVM).</text:p>
        </text:list-item>
      </text:list>
      <text:p text:style-name="P7">Vì vậy, trong quá trình phát triển ứng dụng Java, bạn sẽ sử dụng javac để biên dịch mã nguồn Java thành mã bytecode, sau đó sử dụng trình thông dịch Java để thực thi chương trình. Tuy nhiên, trình thông dịch Java cũng có thể sử dụng để biên dịch chương trình Java tại thời điểm thực thi (just-in-time compilation), nhưng quá trình này sẽ chậm hơn và yêu cầu nhiều tài nguyên hơn so với việc biên dịch trước bằng javac.</text:p>
      <text:p text:style-name="P7">Tóm lại, Java và javac là hai công cụ phần mềm khác nhau trong JDK của Oracle. Java là trình thông dịch Java, nó thực thi chương trình Java trực tiếp trên máy tính. javac là trình biên dịch Java, nó dịch mã nguồn Java thành mã bytecode để thực thi chương trình trên bất kỳ nền tảng nào hỗ trợ JVM.</text:p>
      <text:p text:style-name="P6"/>
      <text:p text:style-name="P6"/>
      <text:p text:style-name="P8">Properties file (tệp tin cấu hình) là một loại tệp tin được sử dụng trong Java và nhiều ngôn ngữ lập trình khác để lưu trữ cấu hình của một ứng dụng hoặc của một module trong ứng dụng. Tệp tin Properties thường được sử dụng để lưu trữ các cặp giá trị key-value, trong đó key là một chuỗi duy nhất và value có thể là một chuỗi hoặc số.</text:p>
      <text:p text:style-name="P6">Một số mục đích của tệp tin Properties là:</text:p>
      <text:list xml:id="list2339462903" text:style-name="L4">
        <text:list-item>
          <text:p text:style-name="P16">Lưu trữ cấu hình: Tệp tin Properties được sử dụng để lưu trữ các giá trị cấu hình của ứng dụng hoặc của một module trong ứng dụng, chẳng hạn như thông tin kết nối cơ sở dữ liệu, cấu hình máy chủ, đường dẫn tệp tin, các thông số định dạng hoặc ngôn ngữ.</text:p>
        </text:list-item>
        <text:list-item>
          <text:p text:style-name="P16">Dễ dàng sửa đổi và bảo trì: Tệp tin Properties cho phép bạn thêm hoặc sửa đổi các giá trị cấu hình một cách dễ dàng mà không cần phải biên dịch lại ứng dụng. Điều này giúp cho việc bảo trì và thay đổi cấu hình trở nên dễ dàng hơn.</text:p>
        </text:list-item>
        <text:list-item>
          <text:p text:style-name="P16">Đa ngôn ngữ: Tệp tin Properties cũng được sử dụng để lưu trữ các chuỗi đa ngôn ngữ trong ứng dụng. Bằng cách sử dụng các tệp tin Properties khác nhau cho từng ngôn ngữ, bạn có thể dễ dàng thay đổi và quản lý các chuỗi đa ngôn ngữ trong ứng dụng của mình.</text:p>
        </text:list-item>
        <text:list-item>
          <text:p text:style-name="P16">Dùng chung cho nhiều ứng dụng: Tệp tin Properties có thể được sử dụng để chia sẻ cấu hình giữa các ứng dụng khác nhau. Nếu bạn có nhiều ứng dụng cùng sử dụng một số cấu hình giống nhau, bạn có thể tạo một tệp tin Properties chung để lưu trữ các giá trị này và chia sẻ cho các ứng dụng khác nhau.</text:p>
        </text:list-item>
      </text:list>
      <text:p text:style-name="P6">Vì vậy, tệp tin Properties là một công cụ hữu ích trong việc lưu trữ cấu hình của ứng dụng và thực hiện nhiều mục đích khác nhau.</text:p>
      <text:p text:style-name="Standard"/>
      <text:p text:style-name="Standard"/>
      <text:p text:style-name="P3">làm sao spring boot hiểu được properties file</text:p>
      <text:p text:style-name="P7">Để Spring Boot hiểu được file properties của bạn, bạn cần đảm bảo rằng các tài nguyên của bạn được cấu hình đúng cách và đặt đúng vị trí trong project.</text:p>
      <text:p text:style-name="P7">Các bước cần làm để Spring Boot hiểu được file properties là:</text:p>
      <text:list xml:id="list1913816479" text:style-name="L5">
        <text:list-item>
          <text:p text:style-name="P14">Tạo file properties: Tạo một file có định dạng ".properties" hoặc ".yml" trong thư mục "src/main/resources" của project.</text:p>
        </text:list-item>
        <text:list-item>
          <text:p text:style-name="P14">Cấu hình file properties: Nếu bạn sử dụng file ".properties", bạn có thể định nghĩa các thuộc tính bằng cách sử dụng cú pháp "key=value". Nếu bạn sử dụng file ".yml", bạn có thể sử dụng cú pháp YAML để định nghĩa thuộc tính.</text:p>
        </text:list-item>
        <text:list-item>
          <text:p text:style-name="P14">Đọc file properties: Spring Boot sẽ tự động đọc các file properties trong thư mục "src/main/resources" và cung cấp các giá trị của các thuộc tính đó cho ứng dụng của bạn.</text:p>
        </text:list-item>
      </text:list>
      <text:p text:style-name="P7">Bạn có thể truy cập các giá trị này bằng cách sử dụng @Value annotation hoặc Environment object của Spring Boot. Ví dụ:</text:p>
      <text:p text:style-name="P5">javaCopy code</text:p>
      <text:p text:style-name="P4"><text:span text:style-name="Source_20_Text"><text:span text:style-name="T1">@RestController</text:span></text:span></text:p>
      <text:p text:style-name="P4"><text:span text:style-name="Source_20_Text"><text:span text:style-name="T1">public class MyController {</text:span></text:span></text:p>
      <text:p text:style-name="P4"><text:span text:style-name="Source_20_Text"><text:span text:style-name="T1"><text:s text:c="4"/></text:span></text:span></text:p>
      <text:p text:style-name="P4"><text:span text:style-name="Source_20_Text"><text:span text:style-name="T1"><text:s text:c="4"/>@Value("${my.property}")</text:span></text:span></text:p>
      <text:p text:style-name="P4"><text:span text:style-name="Source_20_Text"><text:span text:style-name="T1"><text:s text:c="4"/>private String myProperty;</text:span></text:span></text:p>
      <text:p text:style-name="P4"><text:span text:style-name="Source_20_Text"><text:span text:style-name="T1"><text:s text:c="4"/></text:span></text:span></text:p>
      <text:p text:style-name="P4"><text:span text:style-name="Source_20_Text"><text:span text:style-name="T1"><text:s text:c="4"/>@Autowired</text:span></text:span></text:p>
      <text:p text:style-name="P4"><text:span text:style-name="Source_20_Text"><text:span text:style-name="T1"><text:s text:c="4"/>private Environment env;</text:span></text:span></text:p>
      <text:p text:style-name="P4"><text:span text:style-name="Source_20_Text"><text:span text:style-name="T1"><text:s text:c="4"/></text:span></text:span></text:p>
      <text:p text:style-name="P4"><text:span text:style-name="Source_20_Text"><text:span text:style-name="T1"><text:s text:c="4"/>@GetMapping("/my-endpoint")</text:span></text:span></text:p>
      <text:p text:style-name="P4"><text:span text:style-name="Source_20_Text"><text:span text:style-name="T1"><text:s text:c="4"/>public String myEndpoint() {</text:span></text:span></text:p>
      <text:p text:style-name="P4"><text:span text:style-name="Source_20_Text"><text:span text:style-name="T1"><text:s text:c="8"/>String anotherProperty = env.getProperty("another.property");</text:span></text:span></text:p>
      <text:p text:style-name="P4"><text:span text:style-name="Source_20_Text"><text:span text:style-name="T1"><text:s text:c="8"/>return "myProperty = " + myProperty + ", anotherProperty = " + anotherProperty;</text:span></text:span></text:p>
      <text:p text:style-name="P4"><text:span text:style-name="Source_20_Text"><text:span text:style-name="T1"><text:s text:c="4"/>}</text:span></text:span></text:p>
      <text:p text:style-name="P1"><text:span text:style-name="Source_20_Text"><text:span text:style-name="T1">}</text:span></text:span></text:p>
      <text:p text:style-name="P7">Trong ví dụ trên, "my.property" và "another.property" là tên của các thuộc tính trong file properties. Các giá trị của các thuộc tính này sẽ được đọc bởi Spring Boot và cung cấp cho @Value annotation và Environment object.</text:p>
      <text:p text:style-name="P9"/>
      <text:p text:style-name="Standard"/>
      <text:p text:style-name="P8">Trong Spring Boot, @Controller và @RestController là hai annotation phổ biến được sử dụng để định nghĩa các API. Cả hai đều được sử dụng để xử lý yêu cầu HTTP và trả về kết quả cho người dùng, tuy nhiên, có một số khác biệt chính giữa hai annotation này:</text:p>
      <text:list xml:id="list4278634148" text:style-name="L7">
        <text:list-item>
          <text:p text:style-name="P17">@Controller: @Controller là một annotation cơ bản trong Spring Boot được sử dụng để xử lý yêu cầu HTTP và trả về kết quả cho người dùng thông qua một trang HTML hoặc một view template. Điều này có nghĩa là, khi sử dụng @Controller, các phương thức của bạn sẽ trả về một view, một trang HTML hoặc một template.</text:p>
        </text:list-item>
        <text:list-item>
          <text:p text:style-name="P17">@RestController: @RestController là một phiên bản đặc biệt của @Controller, nó kết hợp cả @Controller và @ResponseBody. @RestController được sử dụng để xử lý yêu cầu HTTP và trả về kết quả dưới dạng JSON hoặc XML. Điều này có nghĩa là, khi sử dụng @RestController, các phương thức của bạn sẽ trả về kết quả dưới dạng JSON hoặc XML, thay vì trang HTML hoặc template.</text:p>
        </text:list-item>
      </text:list>
      <text:p text:style-name="P6">Vì vậy, điểm khác biệt chính giữa @Controller và @RestController là cách chúng xử lý và trả về kết quả cho người dùng. Nếu bạn muốn trả về kết quả dưới dạng JSON hoặc XML, hãy sử dụng @RestController. Nếu bạn muốn trả về một view hoặc template, hãy sử dụng @Controller.</text:p>
      <text:p text:style-name="Standard"><text:line-break/>Trong Java, Long và long là hai kiểu dữ liệu khác nhau:</text:p>
      <text:list xml:id="list3309528234" text:style-name="L8">
        <text:list-item>
          <text:p text:style-name="P18">long là một kiểu dữ liệu cơ bản (primitive data type) trong Java, đại diện cho một giá trị số nguyên có kích thước 64 bit và giá trị mặc định của nó là 0L.</text:p>
        </text:list-item>
        <text:list-item>
          <text:p text:style-name="P18">Long là một lớp (class) trong Java, nằm trong gói java.lang, được sử dụng để đóng gói (wrap) kiểu dữ liệu long thành một đối tượng (object). Kiểu dữ liệu Long cũng có kích thước 64 bit và được sử dụng khi chúng ta cần sử dụng các phương thức của lớp Long như parseLong(), toString(), ...</text:p>
        </text:list-item>
      </text:list>
      <text:p text:style-name="P6">Vì vậy, điểm khác biệt chính giữa Long và long là:</text:p>
      <text:list xml:id="list2224268879" text:style-name="L9">
        <text:list-item>
          <text:p text:style-name="P20">long là một kiểu dữ liệu cơ bản (primitive) trong Java, trong khi Long là một lớp (class).</text:p>
        </text:list-item>
        <text:list-item>
          <text:p text:style-name="P20">long không thể thực hiện được các phương thức của lớp Long, trong khi Long có thể thực hiện được các phương thức này.</text:p>
        </text:list-item>
        <text:list-item>
          <text:p text:style-name="P19">Khi sử dụng Long, chúng ta cần cấp phát thêm bộ nhớ để lưu trữ đối tượng, trong khi khi sử dụng long thì không cần.</text:p>
        </text:list-item>
      </text:list>
      <text:p text:style-name="Standard"/>
      <text:p text:style-name="Standard">https://www.demo2s.com/java/java-interview-question-what-is-the-purpose-of-properties-file.htm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7T15:56:17.800000000</meta:creation-date>
    <dc:date>2023-03-30T14:29:59.385000000</dc:date>
    <meta:editing-duration>PT17M55S</meta:editing-duration>
    <meta:editing-cycles>11</meta:editing-cycles>
    <meta:generator>LibreOffice/7.1.3.2$Windows_X86_64 LibreOffice_project/47f78053abe362b9384784d31a6e56f8511eb1c1</meta:generator>
    <meta:document-statistic meta:table-count="0" meta:image-count="0" meta:object-count="0" meta:page-count="5" meta:paragraph-count="67" meta:word-count="1729" meta:character-count="8939" meta:non-whitespace-character-count="7235"/>
  </office:meta>
</office:document-meta>
</file>